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ourier New" svg:font-family="Courier New"/>
  </office:font-face-decls>
  <office:automatic-styles>
    <style:style style:family="text" style:name="T1" style:display-name="T1">
      <style:text-properties fo:font-weight="bold"/>
    </style:style>
    <style:style style:family="text" style:name="T2" style:display-name="T2">
      <style:text-properties fo:font-weight="normal"/>
    </style:style>
    <style:style style:family="text" style:name="T3" style:display-name="T3">
      <style:text-properties style:font-name="Courier New" fo:font-weight="normal"/>
    </style:style>
    <style:style style:family="text" style:name="T4" style:display-name="T4">
      <style:text-properties fo:font-style="italic"/>
    </style:style>
    <style:style style:family="text" style:name="T5" style:display-name="T5">
      <style:text-properties fo:font-style="italic" fo:font-weight="bold"/>
    </style:style>
    <style:style style:family="paragraph" style:name="P5" style:display-name="P5" style:parent-style-name="Normal">
      <style:text-properties fo:font-weight="normal"/>
    </style:style>
    <style:style style:family="paragraph" style:name="P6" style:display-name="P6" style:parent-style-name="Normal">
      <style:text-properties style:font-name="Courier New" fo:font-weight="normal"/>
    </style:style>
    <style:style style:family="paragraph" style:name="P7" style:display-name="P7" style:parent-style-name="Normal">
      <style:text-properties fo:font-weight="bold"/>
    </style:style>
    <style:style style:family="paragraph" style:name="P8" style:display-name="P8" style:parent-style-name="Normal">
      <style:paragraph-properties fo:text-align="center" fo:break-before="page"/>
      <style:text-properties fo:font-size="14pt" fo:font-weight="bold"/>
    </style:style>
    <style:style style:family="paragraph" style:name="P1" style:display-name="P1" style:parent-style-name="Normal">
      <style:paragraph-properties fo:text-align="center"/>
      <style:text-properties fo:font-size="14pt" fo:font-weight="bold"/>
    </style:style>
    <style:style style:family="paragraph" style:name="P2" style:display-name="P2" style:parent-style-name="Normal">
      <style:paragraph-properties fo:text-align="center"/>
      <style:text-properties fo:font-size="36pt" fo:font-weight="bold"/>
    </style:style>
    <style:style style:family="paragraph" style:name="P3" style:display-name="P3" style:parent-style-name="Normal">
      <style:paragraph-properties fo:text-align="center"/>
      <style:text-properties fo:font-weight="bold"/>
    </style:style>
    <style:style style:family="paragraph" style:name="P4" style:display-name="P4" style:parent-style-name="Normal">
      <style:paragraph-properties fo:text-align="center"/>
      <style:text-properties fo:font-size="18pt" fo:font-weight="bold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1"/>
        <text:p text:style-name="P2">Lab Report</text:p>
        <text:p text:style-name="P3"/>
        <text:p text:style-name="P4">ECPE 170 – Computer Systems and Networks – Fall 2012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><text:span text:style-name="T1">Name:<text:tab/></text:span><text:tab/><text:span text:style-name="T2">Erich Viebrock</text:span></text:p>
        <text:p text:style-name="Normal"/>
        <text:p text:style-name="Normal"><text:span text:style-name="T1">Lab Topic:</text:span><text:tab/>Linux Basics<text:span text:style-name="T2"> <text:s text:c="2"/>(Lab #: 1)</text:span></text:p>
        <text:p text:style-name="Normal"/>
        <text:p text:style-name="P1">Lab</text:p>
        <text:p text:style-name="Normal"/>
        <text:p text:style-name="Horizontal-Line"/>
        <text:p text:style-name="Text-body"/>
        <text:p text:style-name="Normal"><text:span text:style-name="T1">Question #1: </text:span><text:tab/></text:p>
        <text:p text:style-name="P5">What command would I type to go to the following directory?</text:p>
        <text:p text:style-name="P6">/home/jshafer/ecpe170/project1/src</text:p>
        <text:p text:style-name="P7">Answer:</text:p>
        <text:p text:style-name="P5">cd src or cd ~?</text:p>
        <text:p text:style-name="Normal"/>
        <text:p text:style-name="P7">Question #2:</text:p>
        <text:p text:style-name="P7"><text:span text:style-name="T2">In the following file pathname, what is the top-level directory (i.e. highest in the hierarchy) and what is the lowest-level directory? <text:s/></text:span><text:span text:style-name="T3">/home/jshafer/ecpe170/project2/src/main.c</text:span></text:p>
        <text:p text:style-name="P7">Answer:</text:p>
        <text:p text:style-name="P5">Top-level directory: home</text:p>
        <text:p text:style-name="Normal">Lowest-level directory: src</text:p>
        <text:p text:style-name="Normal"/>
        <text:p text:style-name="P7">Question #3:</text:p>
        <text:p text:style-name="Normal">Copy the first page of the manual for the GCC compiler. <text:span text:style-name="T4">This program is run with the gcc command at the command line.</text:span></text:p>
        <text:p text:style-name="P7">Answer:</text:p>
        <text:p text:style-name="Normal">LS(1) <text:s text:c="27"/>User Commands <text:s text:c="26"/>LS(1) </text:p>
        <text:p text:style-name="Normal"/>
        <text:p text:style-name="Normal">NAME </text:p>
        <text:p text:style-name="Normal"> <text:s text:c="5"/>ls - list directory contents </text:p>
        <text:p text:style-name="Normal"/>
        <text:p text:style-name="Normal">SYNOPSIS </text:p>
        <text:p text:style-name="Normal"> <text:s text:c="5"/>ls [OPTION]... [FILE]... </text:p>
        <text:p text:style-name="Normal"/>
        <text:p text:style-name="Normal">DESCRIPTION </text:p>
        <text:p text:style-name="Normal"> <text:s text:c="5"/>List <text:s/>information <text:s/>about <text:s/>the FILEs (the current directory by default). </text:p>
        <text:p text:style-name="Normal"> <text:s text:c="5"/>Sort entries alphabetically if none of -cftuvSUX nor --sort <text:s/>is <text:s/>speci‐ </text:p>
        <text:p text:style-name="Normal"> <text:s text:c="5"/>fied. </text:p>
        <text:p text:style-name="Normal"/>
        <text:p text:style-name="Normal"> <text:s text:c="5"/>Mandatory <text:s/>arguments <text:s/>to <text:s/>long <text:s/>options are mandatory for short options </text:p>
        <text:p text:style-name="Normal"> <text:s text:c="5"/>too. </text:p>
        <text:p text:style-name="Normal"/>
        <text:p text:style-name="Normal"> <text:s text:c="5"/>-a, --all </text:p>
        <text:p text:style-name="Normal"> <text:s text:c="12"/>do not ignore entries starting with . </text:p>
        <text:p text:style-name="Normal"/>
        <text:p text:style-name="Normal"> <text:s text:c="5"/>-A, --almost-all </text:p>
        <text:p text:style-name="Normal"> <text:s text:c="12"/>do not list implied . and .. </text:p>
        <text:p text:style-name="Normal"/>
        <text:p text:style-name="Normal"> <text:s text:c="5"/>--author </text:p>
        <text:p text:style-name="Normal">Manual page ls(1) line 1 (press h for help or q to quit) </text:p>
        <text:p text:style-name="Normal"/>
        <text:p text:style-name="P7"/>
        <text:p text:style-name="P7"/>
        <text:p text:style-name="P7">Quesion #4:</text:p>
        <text:p text:style-name="Normal">What does this command do? sudo rm -rf /. <text:span text:style-name="T4">If you type this at the command line to find out, </text:span><text:span text:style-name="T5">you will regret it!</text:span></text:p>
        <text:p text:style-name="P7">Answer:</text:p>
        <text:p text:style-name="Normal">The command “sudo rm -rf” will delete all the files in all you directories. </text:p>
        <text:p text:style-name="Normal"/>
        <text:p text:style-name="P7">Question #5:</text:p>
        <text:p text:style-name="Normal">What do the first three numbers in the output of the wc utility mean?</text:p>
        <text:p text:style-name="P7">Answer:</text:p>
        <text:p text:style-name="P7"><text:span text:style-name="T2">1 - Number of newlines in text file.</text:span></text:p>
        <text:p text:style-name="P7"><text:span text:style-name="T2">21 - Number of words in text file.</text:span></text:p>
        <text:p text:style-name="P7"><text:span text:style-name="T2">109 - Number of characters in text file.</text:span></text:p>
        <text:p/>
        <text:p text:style-name="P8">Post-Lab</text:p>
        <text:p text:style-name="Normal"/>
        <text:p text:style-name="Horizontal-Line"/>
        <text:p text:style-name="Text-body"><text:span text:style-name="T1">Task #1:</text:span></text:p>
        <text:p text:style-name="Text-body">Display informati non how to use the ls program, such as wht optinal arguments the program accepts.</text:p>
        <text:p text:style-name="Text-body">(Also, what key do you press to advance to the next page? What do you press to exit?)</text:p>
        <text:p text:style-name="Text-body"><text:span text:style-name="T1">Answer:</text:span></text:p>
        <text:p text:style-name="Text-body"/>
        <text:p text:style-name="Text-body"/>
        <text:p text:style-name="Text-body"><text:span text:style-name="T1">Task #2:</text:span></text:p>
        <text:p text:style-name="Text-body">Count the number of characters in myfile.txt and save the result in my file myfile_char_count.txt (if that filename is also saved in the output file, that’s OK)</text:p>
        <text:p text:style-name="Text-body"><text:span text:style-name="T1">Answer:</text:span></text:p>
        <text:p text:style-name="Text-body"/>
        <text:p text:style-name="Text-body"/>
        <text:p text:style-name="Text-body"><text:span text:style-name="T1">Task #3:</text:span></text:p>
        <text:p text:style-name="Text-body">List all the files contained in your home directory, including hidden files where the filename starts with a period.</text:p>
        <text:p text:style-name="Text-body">(This command should work for any user, so don’t put an explicit path that hardwires it to a specific username.)</text:p>
        <text:p text:style-name="Text-body"><text:span text:style-name="T1">Answer:</text:span></text:p>
        <text:p text:style-name="Text-body"/>
        <text:p text:style-name="Text-body"/>
        <text:p text:style-name="Text-body"><text:span text:style-name="T1">Task #4:</text:span></text:p>
        <text:p text:style-name="Text-body">Move the file “data.txt” from the current directory to inside the directory “experiment1“. The destination directory is located directly under (i.e. inside) the user’s home directory.</text:p>
        <text:p text:style-name="Text-body">Note: The current directory is left unspecified in this problem.</text:p>
        <text:p text:style-name="Text-body"><text:span text:style-name="T1">Answer:</text:span></text:p>
        <text:p text:style-name="Text-body"/>
        <text:p text:style-name="Text-body"/>
        <text:p text:style-name="Text-body"/>
        <text:p text:style-name="Text-body"/>
        <text:p text:style-name="Text-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ourier New" svg:font-family="Courier New"/>
  </office:font-face-decls>
  <office:styles>
    <style:default-style style:family="paragraph">
      <style:paragraph-properties style:tab-stop-distance="0.4925in"/>
    </style:default-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Horizontal-Line" style:display-name="Horizontal Line" style:parent-style-name="Normal" style:next-style-name="Text-body">
      <style:paragraph-properties fo:margin-top="0in" fo:margin-bottom="0.1965in" fo:border-bottom="0.06pt solid #808080" fo:padding-left="0in" fo:padding-right="0in" fo:padding-top="0in"/>
      <style:text-properties fo:font-size="6pt"/>
    </style:style>
    <style:style style:family="paragraph" style:name="Normal" style:display-name="Normal"/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Arial" fo:font-size="14pt"/>
    </style:style>
    <style:style style:family="paragraph" style:name="Text-body" style:display-name="Text body" style:parent-style-name="Normal" style:next-style-name="Text-body">
      <style:paragraph-properties fo:margin-top="0in" fo:margin-bottom="0.0835in"/>
    </style:style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dc:creator>Erich Viebrock</dc:creator>
    <meta:creation-date>2012-08-05T16:35:11</meta:creation-date>
    <dc:date>2012-09-04T12:47:57</dc:date>
  </office:meta>
</office:document-meta>
</file>